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</office:automatic-styles>
  <office:body>
    <office:text>
      <text:p xmlns:text="urn:oasis:names:tc:opendocument:xmlns:text:1.0" text:style-name="title-book">Deans Dashboard Implementation Guide</text:p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2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0.6cm" fo:margin-bottom="0.0cm" fo:break-before="page"/>
      <style:text-properties fo:font-size="17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1.2cm"/>
      <style:text-properties fo:font-size="15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25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Deans Dashboard Implementation Guide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Deans Dashboard Implementation Guide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/>
    <meta:generator xmlns:meta="urn:oasis:names:tc:opendocument:xmlns:meta:1.0">docbook2odf [$Rev: 153 $] generator (http://open.comsultia.com/docbook2odf/)</meta:generator>
  </office:meta>
</office:document-meta>
</file>